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fecycleContextBean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ContextBean.setApplicationContext( 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fecycleContext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